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874ed" officeooo:paragraph-rsid="001874e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874ed" officeooo:paragraph-rsid="001874ed" style:font-weight-asian="bold" style:font-weight-complex="bold"/>
    </style:style>
    <style:style style:name="P3" style:family="paragraph" style:parent-style-name="Standard">
      <style:text-properties fo:font-style="italic" style:text-underline-style="solid" style:text-underline-width="auto" style:text-underline-color="font-color" officeooo:rsid="001874ed" officeooo:paragraph-rsid="001874ed" style:font-style-asian="italic" style:font-style-complex="itali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F : TP2</text:p>
      <text:p text:style-name="P1"/>
      <text:p text:style-name="P1"><text:span text:style-name="T2">Exercice 1 :</text:span> </text:p>
      <text:p text:style-name="P1"/>
      <text:p text:style-name="P1">2) qsort :: Ord a =&gt; [a] -&gt; [a]</text:p>
      <text:p text:style-name="P1">On prend en entrée une liste a de classe Ord, et on retourne une liste a de classe Ord. La classe utilisée est Ord car on a recours à l'opérateur '&lt;'.</text:p>
      <text:p text:style-name="P1"/>
      <text:p text:style-name="P1"/>
      <text:p text:style-name="P1">3) class Eq a =&gt; Ord a where</text:p>
      <text:p text:style-name="P1"><text:s text:c="2"/>compare :: a -&gt; a -&gt; Ordering</text:p>
      <text:p text:style-name="P1"><text:s text:c="2"/>(&lt;) :: a -&gt; a -&gt; Bool</text:p>
      <text:p text:style-name="P1"><text:s text:c="2"/>(&gt;=) :: a -&gt; a -&gt; Bool</text:p>
      <text:p text:style-name="P1"><text:s text:c="2"/>(&gt;) :: a -&gt; a -&gt; Bool</text:p>
      <text:p text:style-name="P1"><text:s text:c="2"/>(&lt;=) :: a -&gt; a -&gt; Bool</text:p>
      <text:p text:style-name="P1"><text:s text:c="2"/>max :: a -&gt; a -&gt; a</text:p>
      <text:p text:style-name="P1"><text:s text:c="2"/>min :: a -&gt; a -&gt; a</text:p>
      <text:p text:style-name="P1"/>
      <text:p text:style-name="P1"/>
      <text:p text:style-name="P1"/>
      <text:p text:style-name="P3">Exercice 2 :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rk </meta:initial-creator>
    <meta:creation-date>2017-09-20T14:17:04.840130354</meta:creation-date>
    <dc:date>2017-09-20T15:57:42.571391307</dc:date>
    <dc:creator>work </dc:creator>
    <meta:editing-duration>PT1H25M27S</meta:editing-duration>
    <meta:editing-cycles>1</meta:editing-cycles>
    <meta:document-statistic meta:table-count="0" meta:image-count="0" meta:object-count="0" meta:page-count="1" meta:paragraph-count="13" meta:word-count="106" meta:character-count="407" meta:non-whitespace-character-count="299"/>
    <meta:generator>LibreOffice/4.3.3.2$Linux_X86_64 LibreOffice_project/430m0$Build-2</meta:generator>
  </office:meta>
</office:document-meta>
</file>